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9d3" officeooo:paragraph-rsid="0002b9d3"/>
    </style:style>
    <style:style style:name="P2" style:family="paragraph" style:parent-style-name="Standard">
      <style:text-properties officeooo:rsid="0004b854" officeooo:paragraph-rsid="0004b854"/>
    </style:style>
    <style:style style:name="P3" style:family="paragraph" style:parent-style-name="Standard">
      <style:text-properties officeooo:rsid="00055bc1" officeooo:paragraph-rsid="00055bc1"/>
    </style:style>
    <style:style style:name="P4" style:family="paragraph" style:parent-style-name="Standard">
      <style:text-properties officeooo:rsid="00055bc1" officeooo:paragraph-rsid="00055bc1"/>
    </style:style>
    <style:style style:name="T1" style:family="text">
      <style:text-properties officeooo:rsid="0006c4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th our backs against the wall</text:p>
      <text:p text:style-name="P1">I could see you clearly now</text:p>
      <text:p text:style-name="P1">and you kept smiling at me the whole time</text:p>
      <text:p text:style-name="P1">all I could see were the scars you tried to hide</text:p>
      <text:p text:style-name="P1">the wars you had been to had left you broken down</text:p>
      <text:p text:style-name="P2">with all that beauty, energy and life</text:p>
      <text:p text:style-name="P2">I wondered how someone so young could be so hopeless </text:p>
      <text:p text:style-name="P3">so tired, mentally</text:p>
      <text:p text:style-name="P3">maybe I couldn’t <text:s/>know what its like being in a position like yours</text:p>
      <text:p text:style-name="P3">or better yet feel it</text:p>
      <text:p text:style-name="P3">but life is better when you take chances</text:p>
      <text:p text:style-name="P3">life gets better with every mistake</text:p>
      <text:p text:style-name="P3">life gets better when you are positive</text:p>
      <text:p text:style-name="P3">I hope life gets better for you</text:p>
      <text:p text:style-name="P3"/>
      <text:p text:style-name="P3"><text:s text:c="34"/>-<text:span text:style-name="T1">old boys. The way of the dragon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08:20:30.962162391</meta:creation-date>
    <dc:date>2022-01-03T14:59:46.964389268</dc:date>
    <meta:editing-duration>PT3H39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6" meta:character-count="602" meta:non-whitespace-character-count="465"/>
  </office:meta>
</office:document-meta>
</file>